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785e" officeooo:paragraph-rsid="0014785e"/>
    </style:style>
    <style:style style:name="P2" style:family="paragraph" style:parent-style-name="Standard">
      <style:text-properties officeooo:rsid="0014785e" officeooo:paragraph-rsid="00173f12"/>
    </style:style>
    <style:style style:name="P3" style:family="paragraph" style:parent-style-name="Standard">
      <style:text-properties officeooo:rsid="00156128" officeooo:paragraph-rsid="00156128"/>
    </style:style>
    <style:style style:name="P4" style:family="paragraph" style:parent-style-name="Standard">
      <style:text-properties officeooo:rsid="00162d48" officeooo:paragraph-rsid="00162d48"/>
    </style:style>
    <style:style style:name="P5" style:family="paragraph" style:parent-style-name="Standard">
      <style:text-properties officeooo:rsid="00189f9b" officeooo:paragraph-rsid="00189f9b"/>
    </style:style>
    <style:style style:name="P6" style:family="paragraph" style:parent-style-name="Standard">
      <style:text-properties officeooo:rsid="001a4a14" officeooo:paragraph-rsid="001a4a14"/>
    </style:style>
    <style:style style:name="P7" style:family="paragraph" style:parent-style-name="Standard">
      <style:text-properties officeooo:rsid="001bf3a7" officeooo:paragraph-rsid="001bf3a7"/>
    </style:style>
    <style:style style:name="P8" style:family="paragraph" style:parent-style-name="Standard">
      <style:text-properties officeooo:rsid="001c03e3" officeooo:paragraph-rsid="001c03e3"/>
    </style:style>
    <style:style style:name="P9" style:family="paragraph" style:parent-style-name="Standard">
      <style:text-properties officeooo:rsid="001d0e3b" officeooo:paragraph-rsid="001d0e3b"/>
    </style:style>
    <style:style style:name="T1" style:family="text">
      <style:text-properties officeooo:rsid="00162d48"/>
    </style:style>
    <style:style style:name="T2" style:family="text">
      <style:text-properties officeooo:rsid="00173f12"/>
    </style:style>
    <style:style style:name="T3" style:family="text">
      <style:text-properties officeooo:rsid="00198968"/>
    </style:style>
    <style:style style:name="T4" style:family="text">
      <style:text-properties officeooo:rsid="001aea0f"/>
    </style:style>
    <style:style style:name="T5" style:family="text">
      <style:text-properties officeooo:rsid="001bf3a7"/>
    </style:style>
    <style:style style:name="T6" style:family="text">
      <style:text-properties officeooo:rsid="001c2e7b"/>
    </style:style>
    <style:style style:name="T7" style:family="text">
      <style:text-properties officeooo:rsid="001e2ee8"/>
    </style:style>
    <style:style style:name="T8" style:family="text">
      <style:text-properties officeooo:rsid="001f11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daptation extérieure : nombre d’heures avant de subir effets de certains phénomènes sauf si précisé autrement dans la description du phénomène (il faut après s’ábriter durant trois fois le temps). <text:span text:style-name="T1">+eléments déjà dans Upolaris</text:span></text:p>
      <text:p text:style-name="P3"/>
      <text:p text:style-name="P4">=&gt; Passer ça en un trait et ×4 pour les effets</text:p>
      <text:p text:style-name="P3"/>
      <text:p text:style-name="P5">Désavantages :</text:p>
      <text:p text:style-name="P5">Fécond (-6XP) : le personnage est fécond, ce qui peut faire de lui une cible tentante mais ne signifie pas qu’il est activement pourchassé pour autant (cas d’une femme féconde hégémonienne en fuite), ce qui sera représenté par le désavantage Adversité.</text:p>
      <text:p text:style-name="P3"><text:s/></text:p>
      <text:p text:style-name="P3"/>
      <text:p text:style-name="P3"/>
      <text:p text:style-name="P3"/>
      <text:p text:style-name="P1"/>
      <text:p text:style-name="P1">Mutations</text:p>
      <text:p text:style-name="P1">Les mutations sont de nouveaux avantages, désavantages ou traits « neutres » pouvant être pris gratuitement à la création de personnage.</text:p>
      <text:p text:style-name="P1"/>
      <text:p text:style-name="P2">Adaptation extérieure (<text:span text:style-name="T1">8</text:span>XP) : <text:span text:style-name="T1">le personnage acquiert un rang supplémentaire au trait Adaptation extérieure (voir règles afférentes à la surface).</text:span></text:p>
      <text:p text:style-name="P2"/>
      <text:p text:style-name="P2"><text:span text:style-name="T2">Amphibie (8XP) :</text:span><text:span text:style-name="T1"> </text:span><text:span text:style-name="T2">le personnage possède une mutation similaire à celle des hybrides naturels mais imparfaitement développée. Il peut respirer sous l’eau et résister au froid mais ne peut plonger qu’à (Action + Athlétisme) × 500m et n’acquiert ni les avantages ni les désavantages spécifiques des hybrides.</text:span></text:p>
      <text:p text:style-name="P2"/>
      <text:p text:style-name="P5">Androgyne (neutre) : physiquement, le personnage tient des deux sexes.</text:p>
      <text:p text:style-name="P5"/>
      <text:p text:style-name="P5">Asexué (neutre) : le personnage est né sans sexe.</text:p>
      <text:p text:style-name="P5"/>
      <text:p text:style-name="P5">Autofécond (neutre, mais nécessite d’être fécond) : <text:span text:style-name="T3">le personnage est capable de s’autoféconder et de mettre un enfant au monde.</text:span></text:p>
      <text:p text:style-name="P5"/>
      <text:p text:style-name="P6">Caractère génétique animal (<text:span text:style-name="T4">4</text:span>XP) : <text:span text:style-name="T4">compte comme l’avantage « Bonus aux jets » </text:span><text:span text:style-name="T5">(le coût plus bas s’explique par l’apparence animale).</text:span></text:p>
      <text:p text:style-name="P7">Félin : aux jets d’acrobatie.</text:p>
      <text:p text:style-name="P7">Canin/reptilien : aux jets de perception (confère aussi l’avantage Sentinelle).</text:p>
      <text:p text:style-name="P7">Simiesque : aux jets de Coordination.</text:p>
      <text:p text:style-name="P7"/>
      <text:p text:style-name="P8">Contact corrosif (8XP) : <text:span text:style-name="T6">la peau du personnage sécrète une substance de VD10 continuant d’infliger des dégâts chaque phase pendant un tour de combat complet sauf si elle est nettoyée.</text:span></text:p>
      <text:p text:style-name="P8"/>
      <text:p text:style-name="P9">Contagion (1<text:span text:style-name="T7">2</text:span>XP) : <text:span text:style-name="T8">cette mutation est invisible (contrairement à Purulence), le personnage est immunisé aux maladies et peut transmettre la Grippe bleue si on le touche. Il doit réussir un jet de Physique moyen pour ne pas la transmettre.</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10:04:06.309356696</meta:creation-date>
    <meta:generator>LibreOffice/7.6.7.2$Linux_X86_64 LibreOffice_project/60$Build-2</meta:generator>
    <dc:date>2024-06-20T11:58:55.918988174</dc:date>
    <meta:editing-duration>PT1H54M41S</meta:editing-duration>
    <meta:editing-cycles>15</meta:editing-cycles>
    <meta:document-statistic meta:table-count="0" meta:image-count="0" meta:object-count="0" meta:page-count="1" meta:paragraph-count="18" meta:word-count="327" meta:character-count="2078" meta:non-whitespace-character-count="1767"/>
  </office:meta>
</office:document-meta>
</file>